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0.282cm"/>
    </style:style>
    <style:style style:name="gr5" style:family="graphic" style:parent-style-name="objectwithoutfill">
      <style:graphic-properties draw:stroke="dash" draw:stroke-dash="Fine_20_Dashed_20__28_var_29_" svg:stroke-width="0.2cm" draw:marker-start="Arrow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0.815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862cm" svg:height="1.597cm" svg:x="1.582cm" svg:y="2.355cm">
            <text:p text:style-name="P1">Mimic</text:p>
            <text:p text:style-name="P1">Controller</text:p>
          </draw:rect>
          <draw:rect draw:style-name="gr1" draw:text-style-name="P1" draw:layer="layout" svg:width="2.927cm" svg:height="1.33cm" svg:x="1.05cm" svg:y="4.75cm">
            <text:p text:style-name="P1">Mimic Panel</text:p>
          </draw:rect>
          <draw:custom-shape draw:style-name="gr2" draw:text-style-name="P1" draw:layer="layout" svg:width="0.798cm" svg:height="0.798cm" svg:x="2.114cm" svg:y="3.95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1" draw:layer="layout" svg:x1="4.243cm" svg:y1="1.557cm" svg:x2="4.243cm" svg:y2="3.419cm">
            <text:p/>
          </draw:line>
          <draw:frame draw:style-name="gr4" draw:text-style-name="P2" draw:layer="layout" svg:width="1.064cm" svg:height="0.963cm" svg:x="3.711cm" svg:y="1.025cm">
            <draw:text-box>
              <text:p text:style-name="P2">CAN</text:p>
            </draw:text-box>
          </draw:frame>
          <draw:custom-shape draw:style-name="gr2" draw:text-style-name="P1" draw:layer="layout" svg:width="0.266cm" svg:height="0.799cm" draw:transform="rotate (-1.57079632679579) translate (4.243cm 2.887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1.863cm" svg:height="1.597cm" svg:x="8.499cm" svg:y="2.355cm">
            <text:p text:style-name="P1">Turnout</text:p>
            <text:p text:style-name="P1">Controller</text:p>
          </draw:rect>
          <draw:rect draw:style-name="gr1" draw:text-style-name="P1" draw:layer="layout" svg:width="1.331cm" svg:height="1.33cm" svg:x="7.967cm" svg:y="4.75cm">
            <text:p text:style-name="P1">Turnout </text:p>
            <text:p text:style-name="P1">Motor</text:p>
          </draw:rect>
          <draw:custom-shape draw:style-name="gr2" draw:text-style-name="P1" draw:layer="layout" svg:width="0.267cm" svg:height="0.798cm" svg:x="8.499cm" svg:y="3.95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1" draw:layer="layout" svg:width="1.596cm" svg:height="0.798cm" svg:x="9.564cm" svg:y="4.75cm">
            <text:p text:style-name="P1">Position</text:p>
            <text:p text:style-name="P1">feedback</text:p>
          </draw:rect>
          <draw:custom-shape draw:style-name="gr2" draw:text-style-name="P1" draw:layer="layout" svg:width="0.266cm" svg:height="0.798cm" svg:x="10.096cm" svg:y="3.95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1" draw:layer="layout" svg:x1="7.701cm" svg:y1="1.557cm" svg:x2="7.701cm" svg:y2="3.419cm">
            <text:p/>
          </draw:line>
          <draw:custom-shape draw:style-name="gr2" draw:text-style-name="P1" draw:layer="layout" svg:width="0.266cm" svg:height="0.798cm" draw:transform="rotate (-1.57079632679579) translate (8.499cm 2.887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2" draw:layer="layout" svg:width="1.064cm" svg:height="0.963cm" svg:x="7.169cm" svg:y="1.025cm">
            <draw:text-box>
              <text:p text:style-name="P2">CAN</text:p>
            </draw:text-box>
          </draw:frame>
          <draw:rect draw:style-name="gr1" draw:text-style-name="P1" draw:layer="layout" svg:width="1.862cm" svg:height="1.596cm" svg:x="5.041cm" svg:y="1.557cm">
            <text:p text:style-name="P1">CAN-CAN</text:p>
            <text:p text:style-name="P1">Bridge</text:p>
          </draw:rect>
          <draw:custom-shape draw:style-name="gr2" draw:text-style-name="P1" draw:layer="layout" svg:width="0.266cm" svg:height="0.798cm" draw:transform="rotate (-1.57079632679579) translate (5.041cm 2.089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0.266cm" svg:height="0.798cm" draw:transform="rotate (-1.57079632679579) translate (7.701cm 2.089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ath draw:style-name="gr5" draw:text-style-name="P1" draw:layer="layout" svg:width="3.192cm" svg:height="0.975cm" svg:x="4.509cm" svg:y="3.419cm" svg:viewBox="0 0 3193 976" svg:d="m0 976c1742-2197 3193 0 3193 0">
            <text:p/>
          </draw:path>
          <draw:frame draw:style-name="gr6" draw:text-style-name="P1" draw:layer="layout" svg:width="1.596cm" svg:height="1.065cm" svg:x="5.307cm" svg:y="3.419cm">
            <draw:text-box>
              <text:p text:style-name="P1">All</text:p>
              <text:p text:style-name="P1">traffic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20:01:14</meta:creation-date>
    <dc:date>2009-01-26T20:03:23</dc:date>
    <dc:creator>Bob Jacobsen</dc:creator>
    <meta:editing-duration>PT00H02M09S</meta:editing-duration>
    <meta:editing-cycles>2</meta:editing-cycles>
    <meta:generator>OpenOffice.org/3.0$Unix OpenOffice.org_project/300m9$Build-9358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